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71.47mm" svg:y="16.73mm">
            <loext:p draw:notify-on-update-of-ranges="Sheet1.A1:Sheet1.A1 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205" calcext:value-type="float">
            <text:p>0.22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8673" calcext:value-type="float">
            <text:p>0.218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2901" calcext:value-type="float">
            <text:p>0.2229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9578" calcext:value-type="float">
            <text:p>0.229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48" calcext:value-type="float">
            <text:p>0.25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654" calcext:value-type="float">
            <text:p>0.21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0727" calcext:value-type="float">
            <text:p>0.220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5175" calcext:value-type="float">
            <text:p>0.2151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119" calcext:value-type="float">
            <text:p>0.221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23939" calcext:value-type="float">
            <text:p>0.2239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8454" calcext:value-type="float">
            <text:p>0.2084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2])" office:value-type="float" office:value="0.208454" calcext:value-type="float">
            <text:p>0.208454</text:p>
          </table:table-cell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22205" calcext:value-type="float">
            <text:p>0.222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arallel fraction</text:p>
          </table:table-cell>
          <table:table-cell table:formula="of:=(1-([.B14]/[.B15]))/(1-(1/[.B16]))" office:value-type="float" office:value="0.0632045964654866" calcext:value-type="float">
            <text:p>0.06320459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20:03.171091268</meta:creation-date>
    <dc:date>2018-09-03T16:24:08.106817888</dc:date>
    <meta:editing-duration>PT4M5S</meta:editing-duration>
    <meta:editing-cycles>1</meta:editing-cycles>
    <meta:document-statistic meta:table-count="1" meta:cell-count="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1.A1:Sheet1.B12" chart:data-source-has-labels="both" svg:x="0.32cm" svg:y="0.18cm" svg:width="12.323cm" svg:height="8.64cm">
          <chartooo:coordinate-region svg:x="1.232cm" svg:y="0.38cm" svg:width="11.225cm" svg:height="7.793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22205">
                <text:p>0.22205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8673">
                <text:p>0.2186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2901">
                <text:p>0.2229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578">
                <text:p>0.2295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048">
                <text:p>0.250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54">
                <text:p>0.216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0727">
                <text:p>0.2207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5175">
                <text:p>0.2151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119">
                <text:p>0.221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3939">
                <text:p>0.2239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08454">
                <text:p>0.208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